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8A000000E00F923AFEBD44B2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Inter" svg:font-family="Inter" style:font-family-generic="roman" style:font-pitch="variable"/>
    <style:font-face style:name="Inter1" svg:font-family="Inter" style:font-pitch="variable"/>
    <style:font-face style:name="Inter2" svg:font-family="Inter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Tabelle1" style:family="table">
      <style:table-properties style:width="8.107cm" fo:margin-left="-0.016cm" table:align="left"/>
    </style:style>
    <style:style style:name="Tabelle1.A" style:family="table-column">
      <style:table-column-properties style:column-width="8.107cm"/>
    </style:style>
    <style:style style:name="Tabelle1.A1" style:family="table-cell">
      <style:table-cell-properties fo:background-color="#3faf46" fo:padding="0.097cm" fo:border="0.05pt solid #2a6099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style:min-row-height="0.45cm"/>
    </style:style>
    <style:style style:name="Tabel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3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P4" style:family="paragraph" style:parent-style-name="normal">
      <style:paragraph-properties fo:margin-left="6.985cm" fo:margin-right="0cm" fo:text-indent="0cm" style:auto-text-indent="false"/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P5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P6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P7" style:family="paragraph" style:parent-style-name="normal">
      <style:paragraph-properties fo:margin-left="8.89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P8" style:family="paragraph" style:parent-style-name="normal">
      <style:paragraph-properties fo:margin-left="6.985cm" fo:margin-right="0cm" fo:text-indent="0cm" style:auto-text-indent="false"/>
    </style:style>
    <style:style style:name="P9" style:family="paragraph" style:parent-style-name="Heading_20_2">
      <style:text-properties style:font-name="Inter1"/>
    </style:style>
    <style:style style:name="P10" style:family="paragraph" style:parent-style-name="Heading_20_2">
      <style:paragraph-properties fo:margin-left="0cm" fo:margin-right="0cm" fo:text-indent="0cm" style:auto-text-indent="false"/>
      <style:text-properties style:font-name="Inter1" officeooo:paragraph-rsid="001313d5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font-name="Inter1" officeooo:rsid="00174a2e" officeooo:paragraph-rsid="00174a2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Inter1" officeooo:rsid="00174a2e" officeooo:paragraph-rsid="00174a2e"/>
    </style:style>
    <style:style style:name="P13" style:family="paragraph" style:parent-style-name="normal">
      <style:paragraph-properties fo:margin-left="0cm" fo:margin-right="0cm" fo:text-indent="0cm" style:auto-text-indent="false"/>
      <style:text-properties style:font-name="Inter1" officeooo:rsid="00174a2e" officeooo:paragraph-rsid="00174a2e"/>
    </style:style>
    <style:style style:name="P14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1"/>
    </style:style>
    <style:style style:name="P15" style:family="paragraph" style:parent-style-name="normal">
      <style:paragraph-properties fo:margin-left="0cm" fo:margin-right="0cm" fo:text-indent="0cm" style:auto-text-indent="false"/>
      <style:text-properties style:font-name="Inter1"/>
    </style:style>
    <style:style style:name="P16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1" officeooo:paragraph-rsid="001223f0"/>
    </style:style>
    <style:style style:name="P17" style:family="paragraph" style:parent-style-name="normal">
      <style:text-properties style:font-name="Inter1"/>
    </style:style>
    <style:style style:name="P18" style:family="paragraph" style:parent-style-name="normal">
      <style:text-properties style:font-name="Inter1" fo:font-weight="bold" style:font-weight-asian="bold"/>
    </style:style>
    <style:style style:name="P19" style:family="paragraph" style:parent-style-name="normal">
      <style:text-properties style:font-name="Inter1" officeooo:rsid="001313d5" officeooo:paragraph-rsid="0014baa3"/>
    </style:style>
    <style:style style:name="P20" style:family="paragraph" style:parent-style-name="normal">
      <style:paragraph-properties fo:margin-left="0cm" fo:margin-right="0cm" fo:text-indent="0cm" style:auto-text-indent="false"/>
      <style:text-properties style:font-name="Inter1" officeooo:rsid="001313d5" officeooo:paragraph-rsid="0014baa3"/>
    </style:style>
    <style:style style:name="P21" style:family="paragraph" style:parent-style-name="normal">
      <style:paragraph-properties fo:margin-left="0cm" fo:margin-right="0cm" fo:text-indent="0cm" style:auto-text-indent="false"/>
      <style:text-properties style:font-name="Inter1" officeooo:rsid="0014baa3" officeooo:paragraph-rsid="0014baa3"/>
    </style:style>
    <style:style style:name="P22" style:family="paragraph" style:parent-style-name="normal">
      <style:paragraph-properties fo:margin-left="0cm" fo:margin-right="0cm" fo:text-indent="0cm" style:auto-text-indent="false"/>
      <style:text-properties style:font-name="Inter1" officeooo:rsid="0014baa3" officeooo:paragraph-rsid="001813c9"/>
    </style:style>
    <style:style style:name="P23" style:family="paragraph" style:parent-style-name="normal">
      <style:paragraph-properties fo:margin-left="0cm" fo:margin-right="0cm" fo:text-indent="0cm" style:auto-text-indent="false"/>
      <style:text-properties style:font-name="Inter1" officeooo:rsid="0019b9e0" officeooo:paragraph-rsid="0019b9e0"/>
    </style:style>
    <style:style style:name="P24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1" officeooo:paragraph-rsid="001f5453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fo:font-size="15pt" officeooo:rsid="00008cf3" officeooo:paragraph-rsid="00174a2e" style:font-size-asian="15pt" style:font-size-complex="15pt"/>
    </style:style>
    <style:style style:name="P26" style:family="paragraph" style:parent-style-name="Table_20_Contents">
      <style:paragraph-properties fo:text-align="start" style:justify-single-word="false"/>
      <style:text-properties fo:font-size="15pt" officeooo:rsid="001f4495" officeooo:paragraph-rsid="00174a2e" style:font-size-asian="15pt" style:font-size-complex="15pt"/>
    </style:style>
    <style:style style:name="P27" style:family="paragraph" style:parent-style-name="normal" style:master-page-name="First_20_Page">
      <style:paragraph-properties fo:margin-left="0cm" fo:margin-right="0cm" fo:text-indent="0cm" style:auto-text-indent="false" style:page-number="1" fo:break-before="auto" fo:break-after="auto"/>
      <style:text-properties style:font-name="Inter1"/>
    </style:style>
    <style:style style:name="P28" style:family="paragraph" style:parent-style-name="normal">
      <style:paragraph-properties fo:margin-left="0cm" fo:margin-right="0cm" fo:text-indent="0cm" style:auto-text-indent="false"/>
      <style:text-properties style:font-name="Inter1"/>
    </style:style>
    <style:style style:name="T1" style:family="text"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T2" style:family="text">
      <style:text-properties style:font-name="Inter" fo:font-size="10pt" style:font-name-asian="Inter2" style:font-size-asian="10pt" style:font-name-complex="Inter2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color="#666666" loext:opacity="100%" fo:font-style="italic" fo:font-weight="bold" style:font-style-asian="italic" style:font-weight-asian="bold"/>
    </style:style>
    <style:style style:name="T5" style:family="text">
      <style:text-properties fo:color="#666666" loext:opacity="100%" fo:font-style="italic" fo:font-weight="bold" officeooo:rsid="001223f0" style:font-style-asian="italic" style:font-weight-asian="bold"/>
    </style:style>
    <style:style style:name="T6" style:family="text">
      <style:text-properties fo:color="#666666" loext:opacity="100%" fo:font-style="italic" fo:font-weight="bold" officeooo:rsid="001c1f6e" style:font-style-asian="italic" style:font-weight-asian="bold"/>
    </style:style>
    <style:style style:name="T7" style:family="text">
      <style:text-properties fo:color="#666666" loext:opacity="100%" fo:font-style="italic" fo:font-weight="bold" officeooo:rsid="001d2350" style:font-style-asian="italic" style:font-weight-asian="bold"/>
    </style:style>
    <style:style style:name="T8" style:family="text">
      <style:text-properties fo:color="#666666" loext:opacity="100%" fo:font-style="italic" fo:font-weight="bold" officeooo:rsid="001f5453" style:font-style-asian="italic" style:font-weight-asian="bold"/>
    </style:style>
    <style:style style:name="T9" style:family="text">
      <style:text-properties fo:color="#1d1c1d" loext:opacity="100%" fo:font-weight="bold" style:font-weight-asian="bold"/>
    </style:style>
    <style:style style:name="T10" style:family="text">
      <style:text-properties fo:color="#1155cc" loext:opacity="100%" style:font-name="Inter1" style:text-underline-style="solid" style:text-underline-width="auto" style:text-underline-color="font-color"/>
    </style:style>
    <style:style style:name="T11" style:family="text">
      <style:text-properties officeooo:rsid="001313d5"/>
    </style:style>
    <style:style style:name="T12" style:family="text">
      <style:text-properties style:font-name="Inter1"/>
    </style:style>
    <style:style style:name="T13" style:family="text">
      <style:text-properties style:font-name="Inter1" officeooo:rsid="001313d5"/>
    </style:style>
    <style:style style:name="T14" style:family="text">
      <style:text-properties style:font-name="Inter1" officeooo:rsid="00174a2e"/>
    </style:style>
    <style:style style:name="T15" style:family="text">
      <style:text-properties officeooo:rsid="0014baa3"/>
    </style:style>
    <style:style style:name="T16" style:family="text">
      <style:text-properties officeooo:rsid="0019b9e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4"><text:span text:style-name="T3">PROJEKT:<text:tab/><text:tab/><text:tab/></text:span><text:span text:style-name="T5">https://lightweb-media.de</text:span><text:span text:style-name="T8"/><text:span text:style-name="T5"> </text:span></text:p>
      <text:p text:style-name="P16"><text:span text:style-name="T3">PROJEKTPARTNER:<text:tab/><text:tab/></text:span><text:span text:style-name="T5">Joel</text:span><text:span text:style-name="T6"/><text:span text:style-name="T5"> Burghardt</text:span><text:span text:style-name="T7"/><text:span text:style-name="T5"/><text:span text:style-name="T3"><text:tab/></text:span><text:span text:style-name="T4"> </text:span></text:p>
      <text:p text:style-name="P14"><text:span text:style-name="T9">ZIEL:<text:tab/><text:tab/></text:span><text:tab/><text:tab/><text:tab/></text:p>
      <text:p text:style-name="P15"/>
      <text:p text:style-name="P15"/>
      <text:p text:style-name="Heading_20_2"><text:span text:style-name="T11">Technische Informationen</text:span><text:span text:style-name="T11"/></text:p>
      <text:p text:style-name="P17"/>
      <text:p text:style-name="P19">IP Adresse / Standort: 185.30.32.169<text:span text:style-name="T15"/> / Germany<text:span text:style-name="T15"/></text:p>
      <text:p text:style-name="P20"><text:span text:style-name="T15">Webserver:</text:span> nginx<text:span text:style-name="T15"/></text:p>
      <text:p text:style-name="P11">DNS:</text:p>
      <text:p text:style-name="P13">SPF:</text:p>
      <text:p text:style-name="P13">DMARC:</text:p>
      <text:p text:style-name="P13">DKIM:</text:p>
      <text:p text:style-name="P13"/>
      <text:p text:style-name="P13">TXT Einträge</text:p>
      <text:p text:style-name="P13"/>
      <table:table table:name="Tabelle1" table:style-name="Tabelle1">
        <table:table-column table:style-name="Tabelle1.A"/>
        <table:table-row table:style-name="TableLine94040741397664">
          <table:table-cell table:style-name="Tabelle1.A1" office:value-type="string">
            <text:p text:style-name="P25"/>
          </table:table-cell>
        </table:table-row>
      </table:table>
      <text:p text:style-name="P12"/>
      <text:p text:style-name="P10"><text:span text:style-name="T11"/><text:span text:style-name="T11"/></text:p>
      <text:p text:style-name="P15"/>
      <text:p text:style-name="P22">Content Management System: <text:span text:style-name="T11"/><text:span text:style-name="T16"/><text:span text:style-name="T11"/></text:p>
      <text:p text:style-name="P21"/>
      <text:p text:style-name="P23">Beiträge:</text:p>
      <text:p text:style-name="P23"/>
      <text:p text:style-name="P23">Gesamt:</text:p>
      <text:p text:style-name="P23"/>
      <text:p text:style-name="P23">Seiten:</text:p>
      <text:p text:style-name="P23"/>
      <text:p text:style-name="P23">Gesamt: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Inter" svg:font-family="Inter" style:font-family-generic="roman" style:font-pitch="variable"/>
    <style:font-face style:name="Inter1" svg:font-family="Inter" style:font-pitch="variable"/>
    <style:font-face style:name="Inter2" svg:font-family="Inter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 style:parent-style-name="normal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MP3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MP4" style:family="paragraph" style:parent-style-name="normal">
      <style:paragraph-properties fo:margin-left="6.985cm" fo:margin-right="0cm" fo:text-indent="0cm" style:auto-text-indent="false"/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MP5" style:family="paragraph" style:parent-style-name="normal">
      <style:paragraph-properties fo:margin-left="6.985cm" fo:margin-right="0cm" fo:text-indent="0cm" style:auto-text-indent="false"/>
    </style:style>
    <style:style style:name="MP6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MP7" style:family="paragraph" style:parent-style-name="normal">
      <style:paragraph-properties fo:margin-left="6.985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MP8" style:family="paragraph" style:parent-style-name="normal">
      <style:paragraph-properties fo:margin-left="8.89cm" fo:margin-right="0cm" fo:text-indent="0cm" style:auto-text-indent="false" fo:break-before="auto" fo:break-after="auto"/>
      <style:text-properties style:font-name="Inter" fo:font-size="10pt" style:font-name-asian="Inter2" style:font-size-asian="10pt" style:font-name-complex="Inter2" style:font-size-complex="10pt"/>
    </style:style>
    <style:style style:name="MT1" style:family="text">
      <style:text-properties style:font-name="Inter" fo:font-size="10pt" fo:font-weight="bold" style:font-name-asian="Inter2" style:font-size-asian="10pt" style:font-weight-asian="bold" style:font-name-complex="Inter2" style:font-size-complex="10pt"/>
    </style:style>
    <style:style style:name="MT2" style:family="text">
      <style:text-properties style:font-name="Inter" fo:font-size="10pt" style:font-name-asian="Inter2" style:font-size-asian="10pt" style:font-name-complex="Inter2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10.372cm" svg:y="-0.45cm" svg:width="6.669cm" svg:height="0.885cm" draw:z-index="1"><draw:image xlink:href="Pictures/100000010000068A000000E00F923AFEBD44B2D6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2" draw:name="image1.png" text:anchor-type="char" svg:x="6.985cm" svg:y="-0.132cm" svg:width="9.855cm" svg:height="1.311cm" draw:z-index="0"><draw:image xlink:href="Pictures/100000010000068A000000E00F923AFEBD44B2D6.png" xlink:type="simple" xlink:show="embed" xlink:actuate="onLoad" draw:mime-type="image/png"/></draw:frame></text:p>
        <text:p text:style-name="MP2"/>
        <text:p text:style-name="MP3"/>
        <text:p text:style-name="MP4"/>
        <text:p text:style-name="MP5"><text:span text:style-name="MT1">Sebastian Weiß <text:tab/></text:span><text:span text:style-name="MT2"> Entwicklung, Medienmanagement<text:line-break/></text:span><text:span text:style-name="MT1">Joel Burghardt<text:tab/> </text:span><text:span text:style-name="MT2">Projektmanagement, SEO</text:span></text:p>
        <text:p text:style-name="MP6"/>
        <text:p text:style-name="MP7">agentur@lightweb-media.de</text:p>
        <text:p text:style-name="MP7">www.lightweb-media.de</text:p>
        <text:p text:style-name="MP8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2T20:58:24.727426997</dc:date>
    <meta:editing-duration>PT7H48M9S</meta:editing-duration>
    <meta:editing-cycles>15</meta:editing-cycles>
    <meta:document-statistic meta:table-count="1" meta:image-count="2" meta:object-count="0" meta:page-count="2" meta:paragraph-count="22" meta:word-count="43" meta:character-count="537" meta:non-whitespace-character-count="502"/>
  </office:meta>
</office:document-meta>
</file>